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fileManagerAspectContextImpl.get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ManagerAspectContextImpl.invokeNext( Object objec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ProfileManagerAspectContextImpl.ProfileManagerAspectContextImpl( PortalService service , AspectChainImpl chain , int ph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